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" svg:font-family="'Lohit Devanagari'" style:font-family-generic="system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 style:master-page-name="MP0">
      <style:paragraph-properties style:page-number="auto" fo:break-before="page"/>
      <style:text-properties fo:font-weight="bold" style:font-weight-asian="bold" style:font-weight-complex="bold"/>
    </style:style>
    <style:style style:name="P4" style:family="paragraph" style:parent-style-name="Standard">
      <style:text-properties officeooo:rsid="0001e172" officeooo:paragraph-rsid="0001e172"/>
    </style:style>
    <style:style style:name="P5" style:family="paragraph" style:parent-style-name="Standard" style:list-style-name="L1">
      <style:text-properties officeooo:rsid="0001e172" officeooo:paragraph-rsid="0001e172"/>
    </style:style>
    <style:style style:name="P6" style:family="paragraph" style:parent-style-name="Standard">
      <style:text-properties fo:font-weight="bold" officeooo:rsid="0001e172" officeooo:paragraph-rsid="0001e172" style:font-weight-asian="bold" style:font-weight-complex="bold"/>
    </style:style>
    <style:style style:name="T1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ábado 30 de Setiembre</text:p>
      <text:p text:style-name="Standard"/>
      <text:p text:style-name="Standard">Codificación módulo Mux, correcciones main.</text:p>
      <text:p text:style-name="Standard"/>
      <text:p text:style-name="P2">Miércoles 4 de Octubre 2017 Fabián</text:p>
      <text:p text:style-name="P2"/>
      <text:p text:style-name="Standard">- Se trabajó con el modelado eléctrico de la celda.</text:p>
      <text:p text:style-name="Standard"/>
      <text:p text:style-name="Standard"/>
      <text:p text:style-name="P1">Viernes 6 de Octubre</text:p>
      <text:p text:style-name="Standard">Se trabajó en el modelado <text:s/>eléctrico de la celda. Quedo funcionando el código de Matlab. Es muy sensible a las condiciones iniciales. Se utiliza el software EIS para calcularlas y luego Matlab además de ajustar el intervalo de frecuencias adecuado. </text:p>
      <text:p text:style-name="Standard">Se decidió pedir el Analizador de Impedancias para que el findesemana de 14-15 estudiar cuales son las mejores dimensiones para la celda. Investigar cuales son los mejores electrodos.</text:p>
      <text:p text:style-name="Standard"/>
      <text:p text:style-name="P1">Lunes 9 de Octubre</text:p>
      <text:p text:style-name="Standard">Se trabajó en el modelado de cada celda. Buscando si todo los modelos de las celdas presentaban una resistencia en paralelo mucho mayor a su simétrica</text:p>
      <text:p text:style-name="Standard"/>
      <text:p text:style-name="P1">Martes <text:s/>10 de Octubre</text:p>
      <text:p text:style-name="Standard">Se trabajó en el módulo de timer y mux. Intentando compilar en arduino y testearlos.</text:p>
      <text:p text:style-name="P6"/>
      <text:p text:style-name="P6">Miércoles 11 de <text:span text:style-name="T1">Octubre</text:span></text:p>
      <text:p text:style-name="P4">Se trabajo con el sw de UM. <text:s/>Se dejarón funcionando los modulos data,milking,timer,mux y adchandler. Se armo el modulo commands. </text:p>
      <text:p text:style-name="P4">Pendientes:</text:p>
      <text:list xml:id="list2741624721230270620" text:style-name="L1">
        <text:list-item>
          <text:p text:style-name="P5">testear modulo commands</text:p>
        </text:list-item>
        <text:list-item>
          <text:p text:style-name="P5">revisar máquina de estado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" svg:font-family="'Lohit Devanagari'" style:font-family-generic="system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UY" fo:font-style="normal" style:text-underline-style="none" fo:font-weight="normal" style:letter-kerning="true" style:font-name-asian="WenQuanYi Micro Hei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UY" fo:font-style="normal" style:text-underline-style="none" fo:font-weight="normal" style:letter-kerning="true" fo:background-color="transparent" style:font-name-asian="WenQuanYi Micro Hei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Descripción" style:family="paragraph" style:parent-style-name="Standard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7-10-03T10:07:00Z</meta:creation-date>
    <dc:date>2017-10-11T22:23:55.623384445</dc:date>
    <meta:editing-cycles>5</meta:editing-cycles>
    <meta:editing-duration>PT13M28S</meta:editing-duration>
    <meta:document-statistic meta:table-count="0" meta:image-count="0" meta:object-count="0" meta:page-count="1" meta:paragraph-count="16" meta:word-count="180" meta:character-count="1090" meta:non-whitespace-character-count="923"/>
    <meta:template xlink:type="simple" xlink:actuate="onRequest" xlink:title="" xlink:href="Normal"/>
  </office:meta>
</office:document-meta>
</file>